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0pt" officeooo:rsid="00109df2" officeooo:paragraph-rsid="00109df2" style:font-size-asian="10pt" style:font-size-complex="10pt"/>
    </style:style>
    <style:style style:name="P2" style:family="paragraph" style:parent-style-name="Text_20_body">
      <style:text-properties officeooo:paragraph-rsid="00109df2"/>
    </style:style>
    <style:style style:name="P3" style:family="paragraph" style:parent-style-name="Text_20_body">
      <style:text-properties fo:font-size="10pt" officeooo:rsid="00109df2" officeooo:paragraph-rsid="00109df2" style:font-size-asian="8.75pt" style:font-size-complex="10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bold" officeooo:rsid="00109df2" officeooo:paragraph-rsid="00109df2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weight="bold" officeooo:rsid="001226d2" officeooo:paragraph-rsid="001226d2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bold" officeooo:rsid="00139c7a" officeooo:paragraph-rsid="00139c7a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officeooo:rsid="00176e60" officeooo:paragraph-rsid="00176e60" style:font-weight-asian="bold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bold" officeooo:rsid="0018ecac" officeooo:paragraph-rsid="0018ecac" style:font-weight-asian="bold" style:font-weight-complex="bold"/>
    </style:style>
    <style:style style:name="P9" style:family="paragraph" style:parent-style-name="Title">
      <style:text-properties fo:font-size="14pt" fo:font-weight="normal" officeooo:rsid="00109df2" officeooo:paragraph-rsid="00109df2" style:font-size-asian="14pt" style:font-weight-asian="normal" style:font-size-complex="14pt" style:font-weight-complex="normal"/>
    </style:style>
    <style:style style:name="P10" style:family="paragraph" style:parent-style-name="Heading_20_1">
      <style:text-properties fo:font-size="12pt" fo:font-weight="normal" officeooo:rsid="00109df2" officeooo:paragraph-rsid="00109df2" style:font-size-asian="12pt" style:font-weight-asian="normal" style:font-size-complex="12pt" style:font-weight-complex="normal"/>
    </style:style>
    <style:style style:name="P11" style:family="paragraph" style:parent-style-name="Heading_20_1">
      <style:text-properties fo:font-size="12pt" officeooo:rsid="00109df2" officeooo:paragraph-rsid="00109df2" style:font-size-asian="10.5pt" style:font-size-complex="12pt"/>
    </style:style>
    <style:style style:name="P12" style:family="paragraph" style:parent-style-name="Heading_20_1">
      <style:text-properties style:font-name="DejaVu Sans" fo:font-size="12pt" fo:font-weight="normal" officeooo:rsid="00109df2" officeooo:paragraph-rsid="00109df2" style:font-size-asian="10.5pt" style:font-weight-asian="normal" style:font-size-complex="12pt" style:font-weight-complex="normal"/>
    </style:style>
    <style:style style:name="P13" style:family="paragraph" style:parent-style-name="Heading_20_1">
      <style:text-properties officeooo:paragraph-rsid="00109df2"/>
    </style:style>
    <style:style style:name="T1" style:family="text">
      <style:text-properties style:font-name="DejaVu Sans" fo:font-size="12pt" fo:font-weight="normal" officeooo:rsid="00109df2" style:font-size-asian="10.5pt" style:font-weight-asian="normal" style:font-size-complex="12pt" style:font-weight-complex="normal"/>
    </style:style>
    <style:style style:name="T2" style:family="text">
      <style:text-properties style:font-name="DejaVu Sans" fo:font-size="12pt" fo:font-weight="normal" officeooo:rsid="0018ecac" style:font-size-asian="10.5pt" style:font-weight-asian="normal" style:font-size-complex="12pt" style:font-weight-complex="normal"/>
    </style:style>
    <style:style style:name="T3" style:family="text">
      <style:text-properties style:font-name="DejaVu Sans" fo:font-weight="normal" style:font-weight-asian="normal" style:font-weight-complex="normal"/>
    </style:style>
    <style:style style:name="T4" style:family="text">
      <style:text-properties style:font-name="DejaVu Sans" fo:font-size="10pt" fo:font-weight="bold" officeooo:rsid="00109df2" style:font-size-asian="8.75pt" style:font-weight-asian="bold" style:font-size-complex="10pt" style:font-weight-complex="bold"/>
    </style:style>
    <style:style style:name="T5" style:family="text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T6" style:family="text">
      <style:text-properties style:font-name="DejaVu Sans" fo:font-size="10pt" fo:font-weight="normal" officeooo:rsid="00109df2" style:font-size-asian="8.75pt" style:font-weight-asian="normal" style:font-size-complex="10pt" style:font-weight-complex="normal"/>
    </style:style>
    <style:style style:name="T7" style:family="text">
      <style:text-properties style:font-name="DejaVu Sans" fo:font-size="10pt" fo:font-weight="normal" officeooo:rsid="001226d2" style:font-size-asian="8.75pt" style:font-weight-asian="normal" style:font-size-complex="10pt" style:font-weight-complex="normal"/>
    </style:style>
    <style:style style:name="T8" style:family="text">
      <style:text-properties style:font-name="DejaVu Sans" fo:font-size="10pt" fo:font-weight="normal" officeooo:rsid="00156ad7" style:font-size-asian="8.75pt" style:font-weight-asian="normal" style:font-size-complex="10pt" style:font-weight-complex="normal"/>
    </style:style>
    <style:style style:name="T9" style:family="text">
      <style:text-properties style:font-name="DejaVu Sans" fo:font-size="10pt" fo:font-weight="normal" officeooo:rsid="0016d807" style:font-size-asian="8.75pt" style:font-weight-asian="normal" style:font-size-complex="10pt" style:font-weight-complex="normal"/>
    </style:style>
    <style:style style:name="T10" style:family="text">
      <style:text-properties style:font-name="DejaVu Sans" fo:font-size="10pt" style:font-size-asian="8.75pt" style:font-size-complex="10pt"/>
    </style:style>
    <style:style style:name="T11" style:family="text">
      <style:text-properties style:font-name="DejaVu Sans" fo:font-size="10pt" officeooo:rsid="00156ad7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rumboard</text:p>
      <text:h text:style-name="P10" text:outline-level="1">Login</text:h>
      <text:p text:style-name="P1">Op het login scherm kan een gebruiker zijn of haar gegevens invoeren om in te loggen.<text:line-break/>Ook kan een gebruiker op de link “Register here!” klikken om een nieuwe gebruiker te registreren.</text:p>
      <text:p text:style-name="P1">Een bestaande gebruiker is: <text:line-break/>username: gijs,<text:line-break/> password: gijs</text:p>
      <text:h text:style-name="P12" text:outline-level="1">Register</text:h>
      <text:p text:style-name="P3"><text:span text:style-name="T3">Vul een username en wachtwoord in in de textfields, en klik op de “Sign Up” knop. Er volgt een redirect naar de login pagina.</text:span></text:p>
      <text:h text:style-name="P11" text:outline-level="1"><text:span text:style-name="T3">Home</text:span></text:h>
      <text:p text:style-name="P3"><text:span text:style-name="T3">Na het inloggen komt een gebruiker op de home pagina. Hier is het mogelijk een nieuw project aan te maken, en naar bestaande prokecten te gaan.</text:span></text:p>
      <text:p text:style-name="P3"><text:span text:style-name="T3">Om een nieuw project aan te maken vult een gebruiker het tekstveld aan de linker kant in, en klikt op “create”.</text:span></text:p>
      <text:p text:style-name="P3"><text:span text:style-name="T3">Dit nieuwe project verschijnt aan de rechter kant van het scherm in een lijst. Klik op de naam van het project om hier naar toe te gaan.</text:span></text:p>
      <text:h text:style-name="P13" text:outline-level="1"><text:span text:style-name="T1">Scrumboard</text:span></text:h>
      <text:p text:style-name="P2"><text:span text:style-name="T4">Column<text:line-break/></text:span><text:span text:style-name="T6">Om een nieuwe column aan te maken, vul het meest linker textfield in links boven aan de pagina, en klik op de + knop er naast.</text:span></text:p>
      <text:p text:style-name="P4"><text:span text:style-name="T10">Sprint<text:line-break/></text:span><text:span text:style-name="T5">Om een sprint </text:span><text:span text:style-name="T7">aan te maken, vul het tweede textfield van links in en druk op de + knop.</text:span></text:p>
      <text:p text:style-name="P5"><text:span text:style-name="T10">Selecteer sprint<text:line-break/></text:span><text:span text:style-name="T5">Selecteer een sprint uit het dropdown menu met de voortekst: “sprint:”</text:span></text:p>
      <text:p text:style-name="P6"><text:span text:style-name="T10">Voeg gebruiker aan project toe<text:line-break/></text:span><text:span text:style-name="T5">Selecteer een van de gebruikers uit het select menu met de tekst: “Add participant:” en klik op de + knop die er naast staat.<text:line-break/></text:span><text:span text:style-name="T8">Wanneer je met deze gebruiker inlogt, staat het </text:span><text:span text:style-name="T9">huidige </text:span><text:span text:style-name="T8">project bij deze user in home, in de lijst met toegevoegde projecten.</text:span></text:p>
      <text:p text:style-name="P7"><text:span text:style-name="T11">V</text:span><text:span text:style-name="T10">oeg ticket toe<text:line-break/></text:span><text:span text:style-name="T5">Maak een column aan, klik vervolgens bij een column op de grijze + knop naast de column naam.<text:line-break/>Er verschijnt een modal. Vul de gegevens in de modal in en klik op “add”.</text:span></text:p>
      <text:p text:style-name="P8"><text:span text:style-name="T10">Verwijder ticket<text:line-break/></text:span><text:span text:style-name="T5">Klik op de + aan de rechter kant van een tic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7-04-03T05:18:41.494634267</meta:creation-date>
    <dc:date>2017-04-03T05:36:34.313910858</dc:date>
    <dc:creator>Jan </dc:creator>
    <meta:editing-duration>PT17M51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302" meta:character-count="1639" meta:non-whitespace-character-count="1352"/>
  </office:meta>
</office:document-meta>
</file>